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svg:stroke-width="0.05cm" draw:marker-start-width="0.275cm" draw:marker-end-width="0.275cm" draw:fill="none" draw:fill-hatch-name="Black_20_90_20_Degrees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color="#000000"/>
    </style:style>
    <style:style style:name="T1" style:family="text">
      <style:text-properties fo:color="#000000" fo:font-family="Arial" style:font-family-generic="swiss" style:font-pitch="variable" fo:font-style="italic" style:font-style-asian="italic" style:font-style-complex="italic"/>
    </style:style>
    <style:style style:name="T2" style:family="text">
      <style:text-properties fo:color="#000000" style:text-position="sub 58%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layer="layout" svg:width="3.977cm" svg:height="3.2cm" svg:x="0.501cm" svg:y="0.1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1" draw:layer="layout" svg:width="4.908cm" svg:height="0.748cm" draw:transform="rotate (-0.641059434258583) translate (0.795cm 0.05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29cm" svg:height="0.7cm" draw:transform="rotate (-0.641059434258583) translate (11.719cm 0.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81cm" svg:height="0.807cm" draw:transform="rotate (-0.641059434258583) translate (10.484cm 2.1cm)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5cm" svg:height="1.5cm" svg:x="0.8cm" svg:y="3.5cm">
          <draw:text-box>
            <text:p text:style-name="P2"><text:span text:style-name="T1">+ a</text:span><text:span text:style-name="T2">1</text:span><text:span text:style-name="T3"> </text:span><text:span text:style-name="T1">b</text:span><text:span text:style-name="T2">2</text:span><text:span text:style-name="T3"> </text:span><text:span text:style-name="T1">c</text:span><text:span text:style-name="T2">3</text:span></text:p>
          </draw:text-box>
        </draw:frame>
        <draw:frame draw:style-name="gr3" draw:text-style-name="P2" draw:layer="layout" svg:width="3.5cm" svg:height="1.5cm" svg:x="10.398cm" svg:y="3.5cm">
          <draw:text-box>
            <text:p text:style-name="P2"><text:span text:style-name="T1">+ a</text:span><text:span text:style-name="T2">3</text:span><text:span text:style-name="T3"> </text:span><text:span text:style-name="T1">b</text:span><text:span text:style-name="T2">1</text:span><text:span text:style-name="T3"> </text:span><text:span text:style-name="T1">c</text:span><text:span text:style-name="T2">2</text:span></text:p>
          </draw:text-box>
        </draw:frame>
        <draw:frame draw:style-name="gr3" draw:text-style-name="P2" draw:layer="layout" svg:width="3.5cm" svg:height="1.5cm" svg:x="5.598cm" svg:y="3.5cm">
          <draw:text-box>
            <text:p text:style-name="P2"><text:span text:style-name="T1">+ a</text:span><text:span text:style-name="T2">2</text:span><text:span text:style-name="T3"> </text:span><text:span text:style-name="T1">b</text:span><text:span text:style-name="T2">3</text:span><text:span text:style-name="T3"> </text:span><text:span text:style-name="T1">c</text:span><text:span text:style-name="T2">1</text:span></text:p>
          </draw:text-box>
        </draw:frame>
        <draw:custom-shape draw:style-name="gr2" draw:text-style-name="P1" draw:layer="layout" svg:width="4.908cm" svg:height="0.831cm" draw:transform="rotate (-0.641059434258583) translate (0.788cm 5.09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1" draw:layer="layout" svg:width="2.752cm" svg:height="0.864cm" draw:transform="rotate (-0.726231501755891) translate (11.927cm 6.18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1" draw:layer="layout" svg:width="1.181cm" svg:height="0.807cm" draw:transform="rotate (-0.730943890736273) translate (10.673cm 5.28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1" draw:layer="layout" svg:width="3.129cm" svg:height="0.78cm" draw:transform="rotate (-0.653102206097342) translate (5.628cm 5.12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1" draw:layer="layout" svg:width="1.181cm" svg:height="0.806cm" draw:transform="rotate (-0.697782634948388) translate (8.511cm 7.188cm)">
          <text:p/>
          <draw:enhanced-geometry svg:viewBox="0 0 21600 21600" draw:mirror-horizontal="true" draw:type="rectangle" draw:enhanced-path="M 0 0 L 21600 0 21600 21600 0 21600 0 0 Z N"/>
        </draw:custom-shape>
        <draw:frame draw:style-name="gr3" draw:text-style-name="P2" draw:layer="layout" svg:width="3.5cm" svg:height="1.5cm" svg:x="0.8cm" svg:y="8.601cm">
          <draw:text-box>
            <text:p text:style-name="P2"><text:span text:style-name="T1">- a</text:span><text:span text:style-name="T2">3</text:span><text:span text:style-name="T3"> </text:span><text:span text:style-name="T1">b</text:span><text:span text:style-name="T2">2</text:span><text:span text:style-name="T3"> </text:span><text:span text:style-name="T1">c</text:span><text:span text:style-name="T2">1</text:span></text:p>
          </draw:text-box>
        </draw:frame>
        <draw:frame draw:style-name="gr3" draw:text-style-name="P2" draw:layer="layout" svg:width="3.5cm" svg:height="1.5cm" svg:x="10.398cm" svg:y="8.601cm">
          <draw:text-box>
            <text:p text:style-name="P2"><text:span text:style-name="T1">- a</text:span><text:span text:style-name="T2">1</text:span><text:span text:style-name="T3"> </text:span><text:span text:style-name="T1">b</text:span><text:span text:style-name="T2">3</text:span><text:span text:style-name="T3"> </text:span><text:span text:style-name="T1">c</text:span><text:span text:style-name="T2">2</text:span></text:p>
          </draw:text-box>
        </draw:frame>
        <draw:frame draw:style-name="gr3" draw:text-style-name="P2" draw:layer="layout" svg:width="3.5cm" svg:height="1.5cm" svg:x="5.598cm" svg:y="8.601cm">
          <draw:text-box>
            <text:p text:style-name="P2"><text:span text:style-name="T1">- a</text:span><text:span text:style-name="T2">2</text:span><text:span text:style-name="T3"> </text:span><text:span text:style-name="T1">b</text:span><text:span text:style-name="T2">1</text:span><text:span text:style-name="T3"> </text:span><text:span text:style-name="T1">c</text:span><text:span text:style-name="T2">3</text:span></text:p>
          </draw:text-box>
        </draw:frame>
        <draw:frame draw:style-name="gr1" draw:layer="layout" svg:width="3.977cm" svg:height="3.2cm" svg:x="10.102cm" svg:y="0.11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g>
          <draw:custom-shape draw:style-name="gr2" draw:text-style-name="P1" draw:layer="layout" svg:width="3.129cm" svg:height="0.7cm" draw:transform="rotate (-0.641059434258583) translate (5.548cm 1.018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181cm" svg:height="0.807cm" draw:transform="rotate (-0.641059434258583) translate (8.181cm 0.1cm)">
            <text:p/>
            <draw:enhanced-geometry svg:viewBox="0 0 21600 21600" draw:type="rectangle" draw:enhanced-path="M 0 0 L 21600 0 21600 21600 0 21600 0 0 Z N"/>
          </draw:custom-shape>
          <draw:frame draw:style-name="gr1" draw:layer="layout" svg:width="3.977cm" svg:height="3.2cm" svg:x="5.202cm" svg:y="0.11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frame draw:style-name="gr1" draw:layer="layout" svg:width="3.977cm" svg:height="3.2cm" svg:x="0.501cm" svg:y="5.2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3.977cm" svg:height="3.2cm" svg:x="5.302cm" svg:y="5.2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layer="layout" svg:width="3.977cm" svg:height="3.2cm" svg:x="10.102cm" svg:y="5.21cm">
          <draw:object xlink:href="./Object 5" xlink:type="simple" xlink:show="embed" xlink:actuate="onLoad"/>
          <draw:image xlink:href="./ObjectReplacements/Object 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hatch draw:name="Black_20_90_20_Degrees" draw:display-name="Black 90 Degrees" draw:style="single" draw:color="#000000" draw:distance="0.102cm" draw:rotation="900"/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401</meta:generator>
    <meta:creation-date>2007-05-04T19:23:29</meta:creation-date>
    <dc:creator>nishida </dc:creator>
    <dc:date>2011-12-25T21:09:58</dc:date>
    <meta:editing-cycles>15</meta:editing-cycles>
    <meta:editing-duration>PT2H31M19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table>
        <math:mtr>
          <math:mtd>
            <math:msub>
              <math:mi>a</math:mi>
              <math:mn>1</math:mn>
            </math:msub>
          </math:mtd>
          <math:mtd>
            <math:msub>
              <math:mi>b</math:mi>
              <math:mn>1</math:mn>
            </math:msub>
          </math:mtd>
          <math:mtd>
            <math:msub>
              <math:mi>c</math:mi>
              <math:mn>1</math:mn>
            </math:msub>
          </math:mtd>
        </math:mtr>
        <math:mtr>
          <math:mtd>
            <math:msub>
              <math:mi>a</math:mi>
              <math:mn>2</math:mn>
            </math:msub>
          </math:mtd>
          <math:mtd>
            <math:msub>
              <math:mi>b</math:mi>
              <math:mn>2</math:mn>
            </math:msub>
          </math:mtd>
          <math:mtd>
            <math:msub>
              <math:mi>c</math:mi>
              <math:mn>2</math:mn>
            </math:msub>
          </math:mtd>
        </math:mtr>
        <math:mtr>
          <math:mtd>
            <math:msub>
              <math:mi>a</math:mi>
              <math:mn>3</math:mn>
            </math:msub>
          </math:mtd>
          <math:mtd>
            <math:msub>
              <math:mi>b</math:mi>
              <math:mn>3</math:mn>
            </math:msub>
          </math:mtd>
          <math:mtd>
            <math:msub>
              <math:mi>c</math:mi>
              <math:mn>3</math:mn>
            </math:msub>
          </math:mtd>
        </math:mtr>
      </math:mtable>
    </math:mfenced>
    <math:annotation math:encoding="StarMath 5.0">left (
  matrix{
    a_1 # b_1 # c_1 ## a_2 # b_2 # c_2 ## a_3 # b_3 # c_3
  } 
right )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table>
        <math:mtr>
          <math:mtd>
            <math:msub>
              <math:mi>a</math:mi>
              <math:mn>1</math:mn>
            </math:msub>
          </math:mtd>
          <math:mtd>
            <math:msub>
              <math:mi>b</math:mi>
              <math:mn>1</math:mn>
            </math:msub>
          </math:mtd>
          <math:mtd>
            <math:msub>
              <math:mi>c</math:mi>
              <math:mn>1</math:mn>
            </math:msub>
          </math:mtd>
        </math:mtr>
        <math:mtr>
          <math:mtd>
            <math:msub>
              <math:mi>a</math:mi>
              <math:mn>2</math:mn>
            </math:msub>
          </math:mtd>
          <math:mtd>
            <math:msub>
              <math:mi>b</math:mi>
              <math:mn>2</math:mn>
            </math:msub>
          </math:mtd>
          <math:mtd>
            <math:msub>
              <math:mi>c</math:mi>
              <math:mn>2</math:mn>
            </math:msub>
          </math:mtd>
        </math:mtr>
        <math:mtr>
          <math:mtd>
            <math:msub>
              <math:mi>a</math:mi>
              <math:mn>3</math:mn>
            </math:msub>
          </math:mtd>
          <math:mtd>
            <math:msub>
              <math:mi>b</math:mi>
              <math:mn>3</math:mn>
            </math:msub>
          </math:mtd>
          <math:mtd>
            <math:msub>
              <math:mi>c</math:mi>
              <math:mn>3</math:mn>
            </math:msub>
          </math:mtd>
        </math:mtr>
      </math:mtable>
    </math:mfenced>
    <math:annotation math:encoding="StarMath 5.0">left (
  matrix{
    a_1 # b_1 # c_1 ## a_2 # b_2 # c_2 ## a_3 # b_3 # c_3
  } 
right )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table>
        <math:mtr>
          <math:mtd>
            <math:msub>
              <math:mi>a</math:mi>
              <math:mn>1</math:mn>
            </math:msub>
          </math:mtd>
          <math:mtd>
            <math:msub>
              <math:mi>b</math:mi>
              <math:mn>1</math:mn>
            </math:msub>
          </math:mtd>
          <math:mtd>
            <math:msub>
              <math:mi>c</math:mi>
              <math:mn>1</math:mn>
            </math:msub>
          </math:mtd>
        </math:mtr>
        <math:mtr>
          <math:mtd>
            <math:msub>
              <math:mi>a</math:mi>
              <math:mn>2</math:mn>
            </math:msub>
          </math:mtd>
          <math:mtd>
            <math:msub>
              <math:mi>b</math:mi>
              <math:mn>2</math:mn>
            </math:msub>
          </math:mtd>
          <math:mtd>
            <math:msub>
              <math:mi>c</math:mi>
              <math:mn>2</math:mn>
            </math:msub>
          </math:mtd>
        </math:mtr>
        <math:mtr>
          <math:mtd>
            <math:msub>
              <math:mi>a</math:mi>
              <math:mn>3</math:mn>
            </math:msub>
          </math:mtd>
          <math:mtd>
            <math:msub>
              <math:mi>b</math:mi>
              <math:mn>3</math:mn>
            </math:msub>
          </math:mtd>
          <math:mtd>
            <math:msub>
              <math:mi>c</math:mi>
              <math:mn>3</math:mn>
            </math:msub>
          </math:mtd>
        </math:mtr>
      </math:mtable>
    </math:mfenced>
    <math:annotation math:encoding="StarMath 5.0">left (
  matrix{
    a_1 # b_1 # c_1 ## a_2 # b_2 # c_2 ## a_3 # b_3 # c_3
  } 
right )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table>
        <math:mtr>
          <math:mtd>
            <math:msub>
              <math:mi>a</math:mi>
              <math:mn>1</math:mn>
            </math:msub>
          </math:mtd>
          <math:mtd>
            <math:msub>
              <math:mi>b</math:mi>
              <math:mn>1</math:mn>
            </math:msub>
          </math:mtd>
          <math:mtd>
            <math:msub>
              <math:mi>c</math:mi>
              <math:mn>1</math:mn>
            </math:msub>
          </math:mtd>
        </math:mtr>
        <math:mtr>
          <math:mtd>
            <math:msub>
              <math:mi>a</math:mi>
              <math:mn>2</math:mn>
            </math:msub>
          </math:mtd>
          <math:mtd>
            <math:msub>
              <math:mi>b</math:mi>
              <math:mn>2</math:mn>
            </math:msub>
          </math:mtd>
          <math:mtd>
            <math:msub>
              <math:mi>c</math:mi>
              <math:mn>2</math:mn>
            </math:msub>
          </math:mtd>
        </math:mtr>
        <math:mtr>
          <math:mtd>
            <math:msub>
              <math:mi>a</math:mi>
              <math:mn>3</math:mn>
            </math:msub>
          </math:mtd>
          <math:mtd>
            <math:msub>
              <math:mi>b</math:mi>
              <math:mn>3</math:mn>
            </math:msub>
          </math:mtd>
          <math:mtd>
            <math:msub>
              <math:mi>c</math:mi>
              <math:mn>3</math:mn>
            </math:msub>
          </math:mtd>
        </math:mtr>
      </math:mtable>
    </math:mfenced>
    <math:annotation math:encoding="StarMath 5.0">left (
  matrix{
    a_1 # b_1 # c_1 ## a_2 # b_2 # c_2 ## a_3 # b_3 # c_3
  } 
right )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table>
        <math:mtr>
          <math:mtd>
            <math:msub>
              <math:mi>a</math:mi>
              <math:mn>1</math:mn>
            </math:msub>
          </math:mtd>
          <math:mtd>
            <math:msub>
              <math:mi>b</math:mi>
              <math:mn>1</math:mn>
            </math:msub>
          </math:mtd>
          <math:mtd>
            <math:msub>
              <math:mi>c</math:mi>
              <math:mn>1</math:mn>
            </math:msub>
          </math:mtd>
        </math:mtr>
        <math:mtr>
          <math:mtd>
            <math:msub>
              <math:mi>a</math:mi>
              <math:mn>2</math:mn>
            </math:msub>
          </math:mtd>
          <math:mtd>
            <math:msub>
              <math:mi>b</math:mi>
              <math:mn>2</math:mn>
            </math:msub>
          </math:mtd>
          <math:mtd>
            <math:msub>
              <math:mi>c</math:mi>
              <math:mn>2</math:mn>
            </math:msub>
          </math:mtd>
        </math:mtr>
        <math:mtr>
          <math:mtd>
            <math:msub>
              <math:mi>a</math:mi>
              <math:mn>3</math:mn>
            </math:msub>
          </math:mtd>
          <math:mtd>
            <math:msub>
              <math:mi>b</math:mi>
              <math:mn>3</math:mn>
            </math:msub>
          </math:mtd>
          <math:mtd>
            <math:msub>
              <math:mi>c</math:mi>
              <math:mn>3</math:mn>
            </math:msub>
          </math:mtd>
        </math:mtr>
      </math:mtable>
    </math:mfenced>
    <math:annotation math:encoding="StarMath 5.0">left (
  matrix{
    a_1 # b_1 # c_1 ## a_2 # b_2 # c_2 ## a_3 # b_3 # c_3
  } 
right )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table>
        <math:mtr>
          <math:mtd>
            <math:msub>
              <math:mi>a</math:mi>
              <math:mn>1</math:mn>
            </math:msub>
          </math:mtd>
          <math:mtd>
            <math:msub>
              <math:mi>b</math:mi>
              <math:mn>1</math:mn>
            </math:msub>
          </math:mtd>
          <math:mtd>
            <math:msub>
              <math:mi>c</math:mi>
              <math:mn>1</math:mn>
            </math:msub>
          </math:mtd>
        </math:mtr>
        <math:mtr>
          <math:mtd>
            <math:msub>
              <math:mi>a</math:mi>
              <math:mn>2</math:mn>
            </math:msub>
          </math:mtd>
          <math:mtd>
            <math:msub>
              <math:mi>b</math:mi>
              <math:mn>2</math:mn>
            </math:msub>
          </math:mtd>
          <math:mtd>
            <math:msub>
              <math:mi>c</math:mi>
              <math:mn>2</math:mn>
            </math:msub>
          </math:mtd>
        </math:mtr>
        <math:mtr>
          <math:mtd>
            <math:msub>
              <math:mi>a</math:mi>
              <math:mn>3</math:mn>
            </math:msub>
          </math:mtd>
          <math:mtd>
            <math:msub>
              <math:mi>b</math:mi>
              <math:mn>3</math:mn>
            </math:msub>
          </math:mtd>
          <math:mtd>
            <math:msub>
              <math:mi>c</math:mi>
              <math:mn>3</math:mn>
            </math:msub>
          </math:mtd>
        </math:mtr>
      </math:mtable>
    </math:mfenced>
    <math:annotation math:encoding="StarMath 5.0">left (
  matrix{
    a_1 # b_1 # c_1 ## a_2 # b_2 # c_2 ## a_3 # b_3 # c_3
  } 
right )
</math:annotation>
  </math:semantics>
</math:math>
</file>